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style:font-name="Times New Roman" fo:font-size="14pt" fo:language="en" fo:country="US" officeooo:rsid="00253ea3" officeooo:paragraph-rsid="005bfcec" style:font-size-asian="14pt" style:font-name-complex="Times New Roman1" style:font-size-complex="14pt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officeooo:paragraph-rsid="001d4a08"/>
    </style:style>
    <style:style style:name="P5" style:family="paragraph" style:parent-style-name="Heading_20_2">
      <style:text-properties officeooo:paragraph-rsid="001de5be"/>
    </style:style>
    <style:style style:name="P6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37bfb"/>
    </style:style>
    <style:style style:name="T3" style:family="text">
      <style:text-properties officeooo:rsid="001de5b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3</text:span></text:p>
      <text:h text:style-name="Heading_20_2" text:outline-level="2">AIM</text:h>
      <text:p text:style-name="P2">To write a YACC program to identify valid variable names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4">Create a lex file with following lexical rules:</text:p>
          <text:list>
            <text:list-item>
              <text:p text:style-name="P4">Include y.tab.h generated by YACC program.</text:p>
            </text:list-item>
            <text:list-item>
              <text:p text:style-name="P4">If input starts with a letter followed by a combination of letters and digits:</text:p>
              <text:list>
                <text:list-item>
                  <text:p text:style-name="P4">Copy value to yylval.</text:p>
                </text:list-item>
                <text:list-item>
                  <text:p text:style-name="P4">Return token IDENTIFIER.</text:p>
                </text:list-item>
              </text:list>
            </text:list-item>
            <text:list-item>
              <text:p text:style-name="P4">If input is a newline character, return newline character.</text:p>
            </text:list-item>
            <text:list-item>
              <text:p text:style-name="P4">For any other string:</text:p>
              <text:list>
                <text:list-item>
                  <text:p text:style-name="P4">Copy string to yylval.</text:p>
                </text:list-item>
                <text:list-item>
                  <text:p text:style-name="P4">Return token INVALID.</text:p>
                </text:list-item>
              </text:list>
            </text:list-item>
          </text:list>
        </text:list-item>
        <text:list-item>
          <text:p text:style-name="P4">Create YACC to parse input as follows:</text:p>
          <text:list>
            <text:list-item>
              <text:p text:style-name="P4">The input consists of multiple lines.</text:p>
            </text:list-item>
            <text:list-item>
              <text:p text:style-name="P4">Each line can be either:</text:p>
            </text:list-item>
            <text:list-item>
              <text:p text:style-name="P4">An identifier followed by a newline character. In this case, display “Valid”.</text:p>
            </text:list-item>
            <text:list-item>
              <text:p text:style-name="P4">An invalid token followed by a newline character. In this case, display “Invalid”.</text:p>
            </text:list-item>
            <text:list-item>
              <text:p text:style-name="P4">In user code section:</text:p>
            </text:list-item>
            <text:list-item>
              <text:p text:style-name="P4">Define error handling.</text:p>
            </text:list-item>
            <text:list-item>
              <text:p text:style-name="P4">Define main function to call yyparse().</text:p>
            </text:list-item>
          </text:list>
        </text:list-item>
        <text:list-item>
          <text:p text:style-name="P4">Use lex command to generate C program.</text:p>
        </text:list-item>
        <text:list-item>
          <text:p text:style-name="P4">Use yacc to create y.tab,h and y.tab.c</text:p>
        </text:list-item>
        <text:list-item>
          <text:p text:style-name="P4">Compile and run y.tab.c along with lex program</text:p>
        </text:list-item>
        <text:list-item>
          <text:p text:style-name="P4">Stop</text:p>
        </text:list-item>
      </text:list>
      <text:h text:style-name="P5" text:outline-level="2" text:is-list-header="true"><text:soft-page-break/><text:span text:style-name="T3">RESULT</text:span></text:h>
      <text:p text:style-name="P6">Successfully compiled and ran the YACC and LEX progr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20:14:23.222119627</dc:date>
    <meta:editing-duration>PT6H30M9S</meta:editing-duration>
    <meta:editing-cycles>35</meta:editing-cycles>
    <meta:generator>LibreOffice/25.2.6.2$Linux_X86_64 LibreOffice_project/520$Build-2</meta:generator>
    <meta:document-statistic meta:table-count="0" meta:image-count="0" meta:object-count="0" meta:page-count="2" meta:paragraph-count="29" meta:word-count="183" meta:character-count="1008" meta:non-whitespace-character-count="876"/>
  </office:meta>
</office:document-meta>
</file>